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llustrator Fundamentals Notes</text:p>
      <text:p text:style-name="Standard"/>
      <text:p text:style-name="Standard"/>
      <text:p text:style-name="Standard">Press shift enter to commit a change but keep the field highlighted and active</text:p>
      <text:p text:style-name="Standard"/>
      <text:p text:style-name="Standard">page up and down to move up and down in image, add alt for finer movement, hold both down for continuous, </text:p>
      <text:p text:style-name="Standard"/>
      <text:p text:style-name="Standard">ctrl+page up down to move left and right. Add alt for finer detail and continuous</text:p>
      <text:p text:style-name="Standard"/>
      <text:p text:style-name="Standard">shift+page up/down to move to next/prev artboards and zoom in</text:p>
      <text:p text:style-name="Standard"/>
      <text:p text:style-name="Standard">ctrl+scroll wheel to pan side to side, add shif t for larger increments</text:p>
      <text:p text:style-name="Standard"/>
      <text:p text:style-name="Standard">alt + scroll wheel to zoom</text:p>
      <text:p text:style-name="Standard"/>
      <text:p text:style-name="Standard">ctrl + tab to switch between files opened in tabs – works in Flash too <text:s/>(tilde on Mac) add shift to move backward</text:p>
      <text:p text:style-name="Standard"/>
      <text:p text:style-name="Standard">f key to cycle between screen modes</text:p>
      <text:p text:style-name="Standard"/>
      <text:p text:style-name="Standard">Copyright symbol: Mac option+j, <text:s/>Win <text:s/>press and hold alt then type in 0169 on numeric keypa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Rainey</meta:initial-creator>
    <meta:creation-date>2010-06-21T14:46:04.12</meta:creation-date>
    <dc:date>2010-06-22T23:40:57.73</dc:date>
    <dc:creator>William Rainey</dc:creator>
    <meta:editing-duration>PT11H03M58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1" meta:paragraph-count="10" meta:word-count="128" meta:character-count="694"/>
  </office:meta>
</office:document-meta>
</file>